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margin-top="0cm" fo:margin-bottom="0.499cm" fo:text-indent="0cm" style:auto-text-indent="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1">
      <style:paragraph-properties fo:margin-top="0cm" fo:margin-bottom="0cm"/>
    </style:style>
    <style:style style:name="P12" style:family="paragraph" style:parent-style-name="Text_20_body" style:list-style-name="L2">
      <style:paragraph-properties fo:margin-top="0cm" fo:margin-bottom="0cm"/>
    </style:style>
    <style:style style:name="P13" style:family="paragraph" style:parent-style-name="Text_20_body" style:list-style-name="L5">
      <style:paragraph-properties fo:margin-top="0cm" fo:margin-bottom="0cm"/>
    </style:style>
    <style:style style:name="P14" style:family="paragraph" style:parent-style-name="Text_20_body" style:list-style-name="L6">
      <style:paragraph-properties fo:margin-top="0cm" fo:margin-bottom="0cm"/>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XXXX=yy-nnnn</text:p>
          </table:table-cell>
        </table:table-row>
        <table:table-row>
          <table:table-cell office:value-type="string">
            <text:p text:style-name="P1">Date:</text:p>
          </table:table-cell>
          <table:table-cell table:style-name="Tableau1.B1" office:value-type="string">
            <text:p text:style-name="Table_20_Contents">2015-05-09</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factory-"/>C++ generic factory </text:p>
      <text:p text:style-name="Text_20_body">Experimental generic factories library for C++17.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16">Introduction<text:tab/>2</text:p>
          <text:p text:style-name="P16">Motivation and Scope<text:tab/>2</text:p>
          <text:p text:style-name="P16">Tutorial<text:tab/>4</text:p>
          <text:p text:style-name="P15">Type constructor factory<text:tab/>4</text:p>
          <text:p text:style-name="P15">Emplace factory<text:tab/>4</text:p>
          <text:p text:style-name="P15">How to define a class that wouldn't need customization?<text:tab/>4</text:p>
          <text:p text:style-name="P15">How to customize an existing class<text:tab/>4</text:p>
          <text:p text:style-name="P15">How to define a type constructor?<text:tab/>5</text:p>
          <text:p text:style-name="P15">Helper classes<text:tab/>5</text:p>
          <text:p text:style-name="P16">Design rationale<text:tab/>7</text:p>
          <text:p text:style-name="P15">Customization point<text:tab/>7</text:p>
          <text:p text:style-name="P15">Why to have default customization points?<text:tab/>7</text:p>
          <text:p text:style-name="P15">reference_wrapper&lt;T&gt; overload to deduce T&amp; <text:tab/>7</text:p>
          <text:p text:style-name="P15">Product types factories<text:tab/>7</text:p>
          <text:p text:style-name="P15">High order factory<text:tab/>7</text:p>
          <text:p text:style-name="P16">Open points<text:tab/>8</text:p>
          <text:p text:style-name="P15">Is there an interest on the make functions?<text:tab/>8</text:p>
          <text:p text:style-name="P15">Is there an interest on the none functions?<text:tab/>8</text:p>
          <text:p text:style-name="P15">Should the customization be done with overloading or with traits?<text:tab/>8</text:p>
          <text:p text:style-name="P15">Should the namespace meta be used for the meta programming utilities apply and type?<text:tab/>9</text:p>
          <text:p text:style-name="P15">Should the function object factories be part of the proposal?<text:tab/>9</text:p>
          <text:p text:style-name="P15">Should the function factories make and none be function objects?<text:tab/>9</text:p>
          <text:p text:style-name="P15">Is there an interest on the helper holder _t?<text:tab/>9</text:p>
          <text:p text:style-name="P15">Is there an interest on the helper meta-functions id, types, lift, lift_reverse and rebind?<text:tab/>9</text:p>
          <text:p text:style-name="P15">Should the customization of the standard classes pair, tuple, optional, future, unique_ptr, shared_ptr be part of this proposal?<text:tab/>9</text:p>
          <text:p text:style-name="P16">Technical Specification<text:tab/>9</text:p>
          <text:p text:style-name="P15">Synopsis<text:tab/>9</text:p>
          <text:p text:style-name="P15">Template function make <text:tab/>10</text:p>
          <text:p text:style-name="P16">Example of customizations<text:tab/>12</text:p>
          <text:p text:style-name="P15">optional <text:tab/>12</text:p>
          <text:p text:style-name="P15">expected <text:tab/>12</text:p>
          <text:p text:style-name="P15">future/shared_future <text:tab/>12</text:p>
          <text:p text:style-name="P15">unique_ptr <text:tab/>13</text:p>
          <text:p text:style-name="P15">shared_ptr <text:tab/>14</text:p>
          <text:p text:style-name="P15">Implementation<text:tab/>14</text:p>
          <text:p text:style-name="P16">Acknowledgements<text:tab/>14</text:p>
          <text:p text:style-name="P16">References<text:tab/>14</text:p>
          <text:p text:style-name="P16"><text:soft-page-break/>Appendix - Non Mandatory Helper Classes<text:tab/>14</text:p>
          <text:p text:style-name="P16">History<text:tab/>15</text:p>
          <text:p text:style-name="P15">v0.1 Creation<text:tab/>15</text:p>
          <text:p text:style-name="P15">v0.2 Take in account comments from the ML<text:tab/>15</text:p>
          <text:p text:style-name="P15">v0.3 Take in account comments from the ML<text:tab/>16</text:p>
        </text:index-body>
      </text:table-of-content>
      <text:p text:style-name="Text_20_body"/>
      <text:h text:style-name="Heading_20_1" text:outline-level="1"><text:bookmark text:name="user-content-introduction"/>Introduction</text:h>
      <text:p text:style-name="Text_20_body">This paper presents a proposal for a generic factory <text:span text:style-name="Source_20_Text">make</text:span> that allows to make generic algorithms that need to create an instance of a wrapped class from its underlying types.</text:p>
      <text:p text:style-name="Text_20_body">N4471 proposes extending template parameter deduction for functions to constructors of template classes. If this proposal is accepted, it would be clear that this proposal will lost most of its added value.</text:p>
      <text:h text:style-name="Heading_20_1" text:outline-level="1"><text:bookmark text:name="user-content-motivation-and-scope"/>Motivation and Scope</text:h>
      <text:p text:style-name="Text_20_body">All these types, <text:span text:style-name="Source_20_Text">shared_ptr&lt;T&gt;</text:span>, <text:span text:style-name="Source_20_Text">unique_ptr&lt;T,D&gt;</text:span>, <text:span text:style-name="Source_20_Text">optional&lt;T&gt;</text:span>, <text:span text:style-name="Source_20_Text">expected&lt;T,E&gt;</text:span> and <text:span text:style-name="Source_20_Text">future&lt;T&gt;</text:span>, have in common that all of them have an underlying type `T'.</text:p>
      <text:p text:style-name="Text_20_body">There are two kind of factories: </text:p>
      <text:list xml:id="list551096811" text:style-name="L1">
        <text:list-item>
          <text:p text:style-name="P5">type constructor with the underlying types as parameter</text:p>
          <text:list>
            <text:list-item>
              <text:p text:style-name="P11"><text:span text:style-name="Source_20_Text">back_inserter</text:span> </text:p>
            </text:list-item>
            <text:list-item>
              <text:p text:style-name="P11"><text:span text:style-name="Source_20_Text">make_optional</text:span> </text:p>
            </text:list-item>
            <text:list-item>
              <text:p text:style-name="P11"><text:span text:style-name="Source_20_Text">make_ready_future</text:span> </text:p>
            </text:list-item>
            <text:list-item>
              <text:p text:style-name="P11"><text:span text:style-name="Source_20_Text">make_expected</text:span> </text:p>
            </text:list-item>
          </text:list>
        </text:list-item>
        <text:list-item>
          <text:p text:style-name="P5">emplace construction of the underlying type given the constructor parameters</text:p>
          <text:list>
            <text:list-item>
              <text:p text:style-name="P11"><text:span text:style-name="Source_20_Text">make_shared</text:span> </text:p>
            </text:list-item>
            <text:list-item>
              <text:p text:style-name="P5"><text:span text:style-name="Source_20_Text">make_unique</text:span> </text:p>
            </text:list-item>
          </text:list>
        </text:list-item>
      </text:list>
      <text:p text:style-name="Text_20_body">When writing an application, the user knows if the function to write should return a specific type,<text:line-break/>as <text:span text:style-name="Source_20_Text">shared_ptr&lt;T&gt;</text:span>, <text:span text:style-name="Source_20_Text">unique_ptr&lt;T,D&gt;</text:span>, <text:span text:style-name="Source_20_Text">optional&lt;T&gt;</text:span>, <text:span text:style-name="Source_20_Text">expected&lt;T,E&gt;</text:span> or <text:span text:style-name="Source_20_Text">future&lt;T&gt;</text:span>. E.g. when the user knows that the function must return a owned smart pointer it would use <text:span text:style-name="Source_20_Text">unique_ptr&lt;T&gt;</text:span>.</text:p>
      <text:p text:style-name="P3">template &lt;class T&gt;</text:p>
      <text:p text:style-name="P3">unique_ptr&lt;T&gt; f() {</text:p>
      <text:p text:style-name="P3"><text:s text:c="2"/>T a,</text:p>
      <text:p text:style-name="P3"><text:s text:c="2"/>...</text:p>
      <text:p text:style-name="P3"><text:s text:c="2"/>return make_unique(a);</text:p>
      <text:p text:style-name="P3"><text:s text:c="2"/>//return unique_ptr(a); // would this be correct if N4471 is accepted?</text:p>
      <text:p text:style-name="P4">}</text:p>
      <text:p text:style-name="Text_20_body">If the user knows that the function must return a shared smart pointer</text:p>
      <text:p text:style-name="P3">template &lt;class T&gt;</text:p>
      <text:p text:style-name="P3">shared_ptr&lt;T&gt; f() {</text:p>
      <text:p text:style-name="P3"><text:s text:c="2"/>T a,</text:p>
      <text:p text:style-name="P3"><text:s text:c="2"/>...</text:p>
      <text:p text:style-name="P3"><text:s text:c="2"/>return make_shared(a);</text:p>
      <text:p text:style-name="P3"><text:s text:c="2"/>//return shared_ptr(a); // would this be correct if N4471 is accepted?</text:p>
      <text:p text:style-name="P4">}</text:p>
      <text:p text:style-name="Text_20_body"><text:soft-page-break/>However when writing a library, the author doesn't always know which type the user wants as a result. In these case the function library must take some kind of type constructor to let the user make the choice.</text:p>
      <text:p text:style-name="P3">template &lt;template &lt;class&gt; class TC, class T&gt;</text:p>
      <text:p text:style-name="P3">TC&lt;T&gt; f() {</text:p>
      <text:p text:style-name="P3"><text:s text:c="2"/>T a,</text:p>
      <text:p text:style-name="P3"><text:s text:c="2"/>...</text:p>
      <text:p text:style-name="P3"><text:s text:c="2"/>return make&lt;TC&gt;(a);</text:p>
      <text:p text:style-name="P3"><text:s text:c="2"/>//return TC(a); // if N4471 is accepted</text:p>
      <text:p text:style-name="P4">}</text:p>
      <text:p text:style-name="Text_20_body">In addition, we have factories for the product types such as <text:span text:style-name="Source_20_Text">pair</text:span>and <text:span text:style-name="Source_20_Text">tuple</text:span></text:p>
      <text:list xml:id="list2009925274" text:style-name="L2">
        <text:list-item>
          <text:p text:style-name="P12"><text:span text:style-name="Source_20_Text">make_pair</text:span> </text:p>
        </text:list-item>
        <text:list-item>
          <text:p text:style-name="P6"><text:span text:style-name="Source_20_Text">make_tuple</text:span> </text:p>
        </text:list-item>
      </text:list>
      <text:p text:style-name="Text_20_body">We can use the class template name as a type constructor</text:p>
      <text:p text:style-name="P3">vector&lt;int&gt; vi1 = { 0, 1, 1, 2, 3, 5, 8 };</text:p>
      <text:p text:style-name="P3">vector&lt;int&gt; vi2;</text:p>
      <text:p text:style-name="P3">copy_n(vi1, 3, make&lt;back_insert_iterator&gt;(vi2));</text:p>
      <text:p text:style-name="P3"/>
      <text:p text:style-name="P3">int v=0;</text:p>
      <text:p text:style-name="P3">auto x1 = make&lt;shared_ptr&gt;(v);</text:p>
      <text:p text:style-name="P3">auto x2 = make&lt;unique_ptr&gt;(v);</text:p>
      <text:p text:style-name="P3">auto x3 = make&lt;optional&gt;(v);</text:p>
      <text:p text:style-name="P3">auto x4 = make&lt;future&gt;(v);</text:p>
      <text:p text:style-name="P3">auto x5 = make&lt;shared_future&gt;(v);</text:p>
      <text:p text:style-name="P3">auto x6 = make&lt;expected&gt;(v);</text:p>
      <text:p text:style-name="P3">auto x7 = make&lt;pair&gt;(v, v);</text:p>
      <text:p text:style-name="P4">auto x8 = make&lt;tuple&gt;(v, v, 1u);</text:p>
      <text:p text:style-name="Text_20_body">or making use of <text:span text:style-name="Source_20_Text">reference_wrapper</text:span> type deduction</text:p>
      <text:p text:style-name="P3">int v=0;</text:p>
      <text:p text:style-name="P4">future&lt;int&amp;&gt; x4 = make&lt;future&gt;(std::ref(v));</text:p>
      <text:p text:style-name="Text_20_body">or use the class name to build to support in place construction</text:p>
      <text:p text:style-name="P3">auto x1 = make&lt;shared_ptr&lt;A&gt;&gt;(v, v);</text:p>
      <text:p text:style-name="P3">auto x2 = make&lt;unique_ptr&lt;A&gt;&gt;(v, v);</text:p>
      <text:p text:style-name="P3">auto x3 = make&lt;optional&lt;A&gt;&gt;();</text:p>
      <text:p text:style-name="P3">auto x4 = make&lt;future&lt;A&gt;&gt;(v);</text:p>
      <text:p text:style-name="P3">auto x5 = make&lt;shared_future&lt;A&gt;&gt;(v, v);</text:p>
      <text:p text:style-name="P4">auto x6 = make&lt;expected&lt;A&gt;&gt;(v, v);</text:p>
      <text:p text:style-name="Text_20_body">Note, if N4471 is accepted, the following will be already possible</text:p>
      <text:p text:style-name="P3">int v=0;</text:p>
      <text:p text:style-name="P3">auto x3 = optional(v);</text:p>
      <text:p text:style-name="P3">auto x7 = pair(v, v);</text:p>
      <text:p text:style-name="P4">auto x8 = tuple(v, v, 1u);</text:p>
      <text:p text:style-name="Text_20_body">We can also make use of the class name to avoid the type deduction</text:p>
      <text:p text:style-name="P3">int i;</text:p>
      <text:p text:style-name="P4">auto x1 = make&lt;future&lt;long&gt;&gt;(i);</text:p>
      <text:p text:style-name="Text_20_body">Sometimes the user wants that the underlying type be deduced from the parameter, but the type constructor needs more information. A type holder <text:span text:style-name="Source_20_Text">_t</text:span>can be used to mean any type <text:span text:style-name="Source_20_Text">T</text:span>.</text:p>
      <text:p text:style-name="P3">auto x2 = make&lt;expected&lt;_t, E&gt;&gt;(v);</text:p>
      <text:p text:style-name="P4"><text:soft-page-break/>auto x2 = make&lt;unique_ptr&lt;_t, MyDeleter&gt;&gt;(v);</text:p>
      <text:h text:style-name="Heading_20_1" text:outline-level="1"><text:bookmark text:name="user-content-tutorial"/>Tutorial</text:h>
      <text:h text:style-name="Heading_20_2" text:outline-level="2"><text:bookmark text:name="user-content-type-constructor-factory"/>Type constructor factory</text:h>
      <text:p text:style-name="P3">template &lt;class TC&gt;</text:p>
      <text:p text:style-name="P3"><text:s text:c="2"/>apply&lt;TC, int&gt; safe_divide(int i, int j)</text:p>
      <text:p text:style-name="P3">{</text:p>
      <text:p text:style-name="P3"><text:s text:c="2"/>if (j == 0)</text:p>
      <text:p text:style-name="P3"><text:s text:c="4"/>return none&lt;TC&gt;();</text:p>
      <text:p text:style-name="P3"><text:s text:c="2"/>else</text:p>
      <text:p text:style-name="P3"><text:s text:c="4"/>return make&lt;TC&gt;(i / j);</text:p>
      <text:p text:style-name="P4">}</text:p>
      <text:p text:style-name="Text_20_body">We can use this function with different type constructor as</text:p>
      <text:p text:style-name="P4">auto x = safe_divide&lt;optional&lt;_t&gt;&gt;(1, 0);</text:p>
      <text:p text:style-name="Text_20_body">or</text:p>
      <text:p text:style-name="P4">auto x = safe_divide&lt;expected&lt;_t&gt;&gt;(1, 0);</text:p>
      <text:h text:style-name="Heading_20_2" text:outline-level="2"><text:bookmark text:name="user-content-emplace-factory"/>Emplace factory</text:h>
      <text:h text:style-name="Heading_20_2" text:outline-level="2"><text:bookmark text:name="user-content-how-to-define-a-class-that-wouldnt-need-customization"/>How to define a class that wouldn't need customization?</text:h>
      <text:p text:style-name="Text_20_body">For the <text:span text:style-name="Source_20_Text">make</text:span> default constructor function, the class needs at least to have a default constructor</text:p>
      <text:p text:style-name="P4">C();</text:p>
      <text:p text:style-name="Text_20_body">For the <text:span text:style-name="Source_20_Text">make</text:span> copy/move constructor function, the class needs at least to have a constructor from the underlying types.</text:p>
      <text:p text:style-name="P4">C(Xs&amp;&amp;...);</text:p>
      <text:h text:style-name="Heading_20_2" text:outline-level="2"><text:bookmark text:name="user-content-how-to-customize-an-existing-class"/>How to customize an existing class</text:h>
      <text:p text:style-name="Text_20_body">When the existing class doesn't provide the needed constructor as e.g. <text:span text:style-name="Source_20_Text">future&lt;T&gt;</text:span>, the user needs to add the missing overloads for <text:span text:style-name="Source_20_Text">make_custom</text:span> so that they can be found by ADL.</text:p>
      <text:p text:style-name="P3">namespace boost {</text:p>
      <text:p text:style-name="P3"><text:s text:c="2"/>future&lt;void&gt; make_custom(meta::type&lt;future&lt;void&gt;&gt;) </text:p>
      <text:p text:style-name="P3"><text:s text:c="2"/>{ </text:p>
      <text:p text:style-name="P3"><text:s text:c="4"/>return make_ready_future(); </text:p>
      <text:p text:style-name="P3"><text:s text:c="4"/>}</text:p>
      <text:p text:style-name="P3"><text:s text:c="2"/>template &lt;class T, class ...Args&gt;</text:p>
      <text:p text:style-name="P3"><text:s text:c="2"/>future&lt;T&gt; make_custom(meta::type&lt;future&lt;T&gt;&gt;, Args&amp;&amp; ...args)</text:p>
      <text:p text:style-name="P3"><text:s text:c="2"/>{ </text:p>
      <text:p text:style-name="P3"><text:s text:c="4"/>return make_ready_future&lt;T&gt;(forward&lt;Args&gt;(x)...); </text:p>
      <text:p text:style-name="P3"><text:s text:c="2"/>}</text:p>
      <text:p text:style-name="P4">}</text:p>
      <text:h text:style-name="Heading_20_2" text:outline-level="2"><text:bookmark text:name="user-content-how-to-define-a-type-constructor"/><text:soft-page-break/>How to define a type constructor?</text:h>
      <text:p text:style-name="Text_20_body">The simple case is when the class has a single template parameter as is the case for <text:span text:style-name="Source_20_Text">future&lt;T&gt;</text:span>. </text:p>
      <text:p text:style-name="P3">namespace boost</text:p>
      <text:p text:style-name="P3">{</text:p>
      <text:p text:style-name="P3"><text:s text:c="2"/>struct future_tc {</text:p>
      <text:p text:style-name="P3"><text:s text:c="4"/>template &lt;class T&gt;</text:p>
      <text:p text:style-name="P3"><text:s text:c="4"/>using apply = future&lt;T&gt;;</text:p>
      <text:p text:style-name="P3"><text:s text:c="2"/>};</text:p>
      <text:p text:style-name="P4">}</text:p>
      <text:p text:style-name="Text_20_body">When the class has two parameter and the underlying type is the first template parameter, as it is the case for <text:span text:style-name="Source_20_Text">expected</text:span>, </text:p>
      <text:p text:style-name="P3">namespace boost</text:p>
      <text:p text:style-name="P3">{</text:p>
      <text:p text:style-name="P3"><text:s text:c="2"/>template &lt;class E&gt;</text:p>
      <text:p text:style-name="P3"><text:s text:c="2"/>struct expected_tc&lt;E&gt; {</text:p>
      <text:p text:style-name="P3"><text:s text:c="4"/>template &lt;class T&gt;</text:p>
      <text:p text:style-name="P3"><text:s text:c="4"/>using apply = expected&lt;T, E&gt;;</text:p>
      <text:p text:style-name="P3"><text:s text:c="2"/>};</text:p>
      <text:p text:style-name="P4">}</text:p>
      <text:p text:style-name="Text_20_body">If the second template depends on the first one as it is the case of <text:span text:style-name="Source_20_Text">unique_ptr&lt;T, D&gt;</text:span>, the rebind of the second parameter must be done explicitly. </text:p>
      <text:p text:style-name="P3">namespace boost</text:p>
      <text:p text:style-name="P3">{</text:p>
      <text:p text:style-name="P3"><text:s text:c="2"/>namespace detail</text:p>
      <text:p text:style-name="P3"><text:s text:c="2"/>{</text:p>
      <text:p text:style-name="P3"><text:s text:c="4"/>template &lt;class D, class T&gt;</text:p>
      <text:p text:style-name="P3"><text:s text:c="4"/>struct rebind;</text:p>
      <text:p text:style-name="P3"><text:s text:c="4"/>template &lt;template &lt;class...&gt; class TC, class ...Ts, class ...Us&gt;</text:p>
      <text:p text:style-name="P3"><text:s text:c="4"/>struct rebind&lt;TC&lt;Ts...&gt;, Us...&gt;&gt; {</text:p>
      <text:p text:style-name="P3"><text:s text:c="6"/>using type = TC&lt;Us...&gt;; </text:p>
      <text:p text:style-name="P3"><text:s text:c="4"/>};</text:p>
      <text:p text:style-name="P3"><text:s text:c="4"/>template &lt;class M, class ...Us&gt;</text:p>
      <text:p text:style-name="P3"><text:s text:c="4"/>using rebind_t = typename rebind&lt;M, Us...&gt;&gt;::type;</text:p>
      <text:p text:style-name="P3"><text:s text:c="2"/>}</text:p>
      <text:p text:style-name="P3"/>
      <text:p text:style-name="P3"><text:s text:c="2"/>template &lt;&gt;</text:p>
      <text:p text:style-name="P3"><text:s text:c="4"/>struct default_delete&lt;experimental::_t&gt; </text:p>
      <text:p text:style-name="P3"><text:s text:c="2"/>{</text:p>
      <text:p text:style-name="P3"><text:s text:c="4"/>template&lt;class T&gt;</text:p>
      <text:p text:style-name="P3"><text:s text:c="4"/>using apply = default_delete&lt;T&gt;;</text:p>
      <text:p text:style-name="P3"><text:s text:c="2"/>};</text:p>
      <text:p text:style-name="P3"/>
      <text:p text:style-name="P3"><text:s text:c="2"/>template &lt;class D&gt;</text:p>
      <text:p text:style-name="P3"><text:s text:c="4"/>struct unique_ptr&lt;experimental::_t, D&gt;</text:p>
      <text:p text:style-name="P3"><text:s text:c="2"/>{</text:p>
      <text:p text:style-name="P3"><text:s text:c="4"/>template&lt;class T&gt;</text:p>
      <text:p text:style-name="P3"><text:s text:c="4"/>using apply = unique_ptr&lt;T, detail::rebind_t&lt;D, T&gt;&gt;;</text:p>
      <text:p text:style-name="P3"><text:s text:c="2"/>};</text:p>
      <text:p text:style-name="P4">}</text:p>
      <text:h text:style-name="Heading_20_2" text:outline-level="2"><text:bookmark text:name="user-content-helper-classes"/>Helper classes</text:h>
      <text:p text:style-name="Text_20_body">Defining these type constructors is cumbersome. This task can be simplified with some helper classes. </text:p>
      <text:p text:style-name="P3"><text:soft-page-break/><text:s text:c="2"/>// type holder</text:p>
      <text:p text:style-name="P3"><text:s text:c="2"/>struct _t {};</text:p>
      <text:p text:style-name="P3"/>
      <text:p text:style-name="P3">namespace meta</text:p>
      <text:p text:style-name="P3">{</text:p>
      <text:p text:style-name="P3"><text:s text:c="2"/>// identity meta-function</text:p>
      <text:p text:style-name="P3"><text:s text:c="2"/>template&lt;class T&gt;</text:p>
      <text:p text:style-name="P3"><text:s text:c="4"/>struct id</text:p>
      <text:p text:style-name="P3"><text:s text:c="4"/>{</text:p>
      <text:p text:style-name="P3"><text:s text:c="6"/>using type = T;</text:p>
      <text:p text:style-name="P3"><text:s text:c="4"/>};</text:p>
      <text:p text:style-name="P3"/>
      <text:p text:style-name="P3"><text:s text:c="2"/>// lift a class template to a type constructor</text:p>
      <text:p text:style-name="P3"><text:s text:c="2"/>template &lt;template &lt;class ...&gt; class TC, class... Args&gt;</text:p>
      <text:p text:style-name="P3"><text:s text:c="4"/>struct lift;</text:p>
      <text:p text:style-name="P3"/>
      <text:p text:style-name="P3"><text:s text:c="2"/>// reverse lift a class template to a type constructor</text:p>
      <text:p text:style-name="P3"><text:s text:c="2"/>template &lt;template &lt;class ...&gt; class TC, class... Args&gt;</text:p>
      <text:p text:style-name="P3"><text:s text:c="4"/>struct reverse_lift;</text:p>
      <text:p text:style-name="P3"/>
      <text:p text:style-name="P3"><text:s text:c="2"/>template &lt;class M, class ...U&gt;</text:p>
      <text:p text:style-name="P3"><text:s text:c="2"/>struct rebind : id&lt;typename M::template rebind&lt;U...&gt;&gt; {};</text:p>
      <text:p text:style-name="P3"/>
      <text:p text:style-name="P3"><text:s text:c="2"/>template &lt;template&lt;class ...&gt; class TC, class ...Ts, class ...Us&gt;</text:p>
      <text:p text:style-name="P3"><text:s text:c="2"/>struct rebind&lt;TC&lt;Ts...&gt;, Us...&gt; : id&lt;TC&lt;Us...&gt;&gt; {};</text:p>
      <text:p text:style-name="P3"/>
      <text:p text:style-name="P3"><text:s text:c="2"/>template &lt;class M, class ...Us&gt;</text:p>
      <text:p text:style-name="P3"><text:s text:c="2"/>using rebind_t = eval&lt;rebind&lt;M, Us...&gt;&gt;;</text:p>
      <text:p text:style-name="P3"/>
      <text:p text:style-name="P4">}</text:p>
      <text:p text:style-name="Text_20_body">The previous type constructors could be rewritten using these helper classes as follows:</text:p>
      <text:p text:style-name="P3">namespace boost</text:p>
      <text:p text:style-name="P3">{</text:p>
      <text:p text:style-name="P3"><text:s text:c="2"/>template &lt;&gt; struct future&lt;_t&gt; : std::experimental::meta::lift&lt;future&gt; {};</text:p>
      <text:p text:style-name="P4">}</text:p>
      <text:p text:style-name="P3">namespace boost</text:p>
      <text:p text:style-name="P3">{</text:p>
      <text:p text:style-name="P3"><text:s text:c="2"/>template &lt;class E&gt; struct expected&lt;_t, E&gt; : std::experimental::meta::reverse_lift&lt;expected, E&gt; {};</text:p>
      <text:p text:style-name="P4">}</text:p>
      <text:p text:style-name="P3">namespace boost</text:p>
      <text:p text:style-name="P3">{</text:p>
      <text:p text:style-name="P3"/>
      <text:p text:style-name="P3"><text:s text:c="2"/>template &lt;&gt;</text:p>
      <text:p text:style-name="P3"><text:s text:c="4"/>struct default_delete&lt;_t&gt; : std::experimental::meta::lift&lt;default_delete&gt; {};</text:p>
      <text:p text:style-name="P3"/>
      <text:p text:style-name="P3"><text:s text:c="2"/>template &lt;class D&gt;</text:p>
      <text:p text:style-name="P3"><text:s text:c="4"/>struct unique_ptr&lt;_t, D&gt;</text:p>
      <text:p text:style-name="P3"><text:s text:c="2"/>{</text:p>
      <text:p text:style-name="P3"><text:s text:c="4"/>template&lt;class T&gt;</text:p>
      <text:p text:style-name="P3"><text:s text:c="4"/>using apply = unique_ptr&lt;T, std::experimental::meta::rebind_t&lt;D, T&gt;&gt;;</text:p>
      <text:p text:style-name="P3"><text:s text:c="2"/>};</text:p>
      <text:p text:style-name="P4">}</text:p>
      <text:h text:style-name="Heading_20_1" text:outline-level="1"><text:bookmark text:name="user-content-design-rationale"/><text:soft-page-break/>Design rationale</text:h>
      <text:h text:style-name="Heading_20_2" text:outline-level="2"><text:bookmark text:name="user-content-customization-point"/>Customization point</text:h>
      <text:p text:style-name="Text_20_body">This proposal takes advatage of overloading the <text:span text:style-name="Source_20_Text">make_custom</text:span> functions adding the tag <text:span text:style-name="Source_20_Text">type&lt;T&gt;</text:span>.</text:p>
      <text:p text:style-name="Text_20_body">We have named the customization points <text:span text:style-name="Source_20_Text">make_custom</text:span> to make more evident that these are customization points.</text:p>
      <text:h text:style-name="Heading_20_2" text:outline-level="2"><text:bookmark text:name="user-content-why-to-have-default-customization-points"/>Why to have default customization points?</text:h>
      <text:p text:style-name="Text_20_body">The first factoy <text:span text:style-name="Source_20_Text">make</text:span> uses default constructor to build a <text:span text:style-name="Source_20_Text">C&lt;void&gt;</text:span>. </text:p>
      <text:p text:style-name="Text_20_body">The second factoy <text:span text:style-name="Source_20_Text">make</text:span> uses conversion constructor from the underlying type(s). </text:p>
      <text:p text:style-name="Text_20_body">The third factory <text:span text:style-name="Source_20_Text">make</text:span> is used to be able to do emplace construction given the specific type.</text:p>
      <text:h text:style-name="Heading_20_2" text:outline-level="2"><text:bookmark text:name="user-content-reference_wrappert-overload-to-deduce-t"/><text:span text:style-name="Source_20_Text">reference_wrapper&lt;T&gt;</text:span> overload to deduce <text:span text:style-name="Source_20_Text">T&amp;</text:span> </text:h>
      <text:p text:style-name="Text_20_body">As it is the case for <text:span text:style-name="Source_20_Text">make_pair</text:span> when the parameter is <text:span text:style-name="Source_20_Text">reference_wrapper&lt;T&gt;</text:span>, the type deduced for the underlying type is <text:span text:style-name="Source_20_Text">T&amp;</text:span>.</text:p>
      <text:h text:style-name="Heading_20_2" text:outline-level="2"><text:bookmark text:name="user-content-product-types-factories"/>Product types factories</text:h>
      <text:p text:style-name="Text_20_body">This proposal takes into account also product type factories (as <text:span text:style-name="Source_20_Text">std::pair</text:span> or <text:span text:style-name="Source_20_Text">std::tuple</text:span>). </text:p>
      <text:p text:style-name="P3">// make product factory overload: Deduce the resulting `Us` </text:p>
      <text:p text:style-name="P3">template &lt;template &lt;class...&gt; class T, class ...Ts&gt;</text:p>
      <text:p text:style-name="P3"><text:s text:c="2"/>T&lt;Us...&gt; make(Ts&amp;&amp; ...args);</text:p>
      <text:p text:style-name="P3">// make product factory overload: Deduce the resulting `Us` </text:p>
      <text:p text:style-name="P3">template &lt;class TC, class ...Ts&gt;</text:p>
      <text:p text:style-name="P4"><text:s text:c="2"/>apply&lt;TC, Us...&gt; make(Ts&amp;&amp; ...args);</text:p>
      <text:p text:style-name="P3">auto x = make&lt;pair&gt;(1, 2u); <text:s/></text:p>
      <text:p text:style-name="P4">auto x = make&lt;tuple&gt;(1, 2u, string("a"); <text:s/></text:p>
      <text:h text:style-name="Heading_20_2" text:outline-level="2"><text:bookmark text:name="user-content-high-order-factory"/>High order factory</text:h>
      <text:p text:style-name="Text_20_body">It is simple to define a high order <text:span text:style-name="Source_20_Text">maker&lt;TC&gt;</text:span> factory of factories that can be used in standard algorithms. </text:p>
      <text:p text:style-name="Text_20_body">For example</text:p>
      <text:p text:style-name="P3">std::vector&lt;X&gt; xs;</text:p>
      <text:p text:style-name="P3">std::vector&lt;Something&lt;X&gt;&gt; ys;</text:p>
      <text:p text:style-name="P4">std::transform(xs.begin(), xs.end(), std::back_inserter(ys), maker&lt;Something&gt;{});</text:p>
      <text:p text:style-name="P3">template &lt;template &lt;class&gt; class T&gt;</text:p>
      <text:p text:style-name="P3"><text:s text:c="2"/>struct maker {</text:p>
      <text:p text:style-name="P3"><text:s text:c="4"/>template &lt;typename ...X&gt;</text:p>
      <text:p text:style-name="P3"><text:s text:c="4"/>constexpr auto</text:p>
      <text:p text:style-name="P3"><text:s text:c="4"/>operator()(X&amp;&amp; ...x) const</text:p>
      <text:p text:style-name="P3"><text:s text:c="4"/>{</text:p>
      <text:p text:style-name="P3"><text:s text:c="8"/>return make&lt;T&gt;(forward&lt;X&gt;(x)...);</text:p>
      <text:p text:style-name="P3"><text:soft-page-break/><text:s text:c="4"/>} <text:s text:c="4"/></text:p>
      <text:p text:style-name="P4">};</text:p>
      <text:p text:style-name="Text_20_body">The main problem defining function objects is that we can not have the same class with different template parameters. The <text:span text:style-name="Source_20_Text">maker</text:span> class template has a template class parameter. We need an additional classes that takes a meta-function class and a type.</text:p>
      <text:p text:style-name="Preformatted_20_Text">template &lt;template &lt;class&gt; class T&gt;</text:p>
      <text:p text:style-name="Preformatted_20_Text"><text:s text:c="2"/>struct maker_tc {</text:p>
      <text:p text:style-name="Preformatted_20_Text"><text:s text:c="4"/>template &lt;typename ...X&gt;</text:p>
      <text:p text:style-name="Preformatted_20_Text"><text:s text:c="4"/>constexpr auto</text:p>
      <text:p text:style-name="Preformatted_20_Text"><text:s text:c="4"/>operator()(X&amp;&amp; ...x) const</text:p>
      <text:p text:style-name="Preformatted_20_Text"><text:s text:c="4"/>{</text:p>
      <text:p text:style-name="Preformatted_20_Text"><text:s text:c="8"/>return make&lt;T&gt;(forward&lt;X&gt;(x)...);</text:p>
      <text:p text:style-name="Preformatted_20_Text"><text:s text:c="4"/>} <text:s text:c="4"/></text:p>
      <text:p text:style-name="Preformatted_20_Text"><text:s text:c="2"/>};</text:p>
      <text:p text:style-name="Preformatted_20_Text"/>
      <text:p text:style-name="Preformatted_20_Text">template &lt;class MFC&gt; // requires MFC is a type constructor</text:p>
      <text:p text:style-name="Preformatted_20_Text"><text:s text:c="2"/>struct maker_mfc {</text:p>
      <text:p text:style-name="Preformatted_20_Text"><text:s text:c="4"/>template &lt;class ...Xs&gt;</text:p>
      <text:p text:style-name="Preformatted_20_Text"><text:s text:c="4"/>constexpr auto</text:p>
      <text:p text:style-name="Preformatted_20_Text"><text:s text:c="4"/>operator()(Xs&amp;&amp; ...xs)</text:p>
      <text:p text:style-name="Preformatted_20_Text"><text:s text:c="4"/>{</text:p>
      <text:p text:style-name="Preformatted_20_Text"><text:s text:c="6"/>return make&lt;MFC&gt;(std::forward&lt;Xs&gt;(xs)...);</text:p>
      <text:p text:style-name="Preformatted_20_Text"><text:s text:c="4"/>}</text:p>
      <text:p text:style-name="Preformatted_20_Text"><text:s text:c="2"/>};</text:p>
      <text:p text:style-name="Preformatted_20_Text"/>
      <text:p text:style-name="Preformatted_20_Text">template &lt;class M&gt; // requires M is a type</text:p>
      <text:p text:style-name="Preformatted_20_Text"><text:s text:c="2"/>struct maker_t</text:p>
      <text:p text:style-name="Preformatted_20_Text"><text:s text:c="2"/>{</text:p>
      <text:p text:style-name="Preformatted_20_Text"><text:s text:c="4"/>template &lt;class ...Args&gt;</text:p>
      <text:p text:style-name="Preformatted_20_Text"><text:s text:c="4"/>constexpr M operator()(Args&amp;&amp; ...args) const</text:p>
      <text:p text:style-name="Preformatted_20_Text"><text:s text:c="4"/>{</text:p>
      <text:p text:style-name="Preformatted_20_Text"><text:s text:c="6"/>return make&lt;M&gt;(std::forward&lt;Args&gt;(args)...);</text:p>
      <text:p text:style-name="Preformatted_20_Text"><text:s text:c="4"/>}</text:p>
      <text:p text:style-name="P2"><text:s text:c="2"/>};</text:p>
      <text:h text:style-name="Heading_20_1" text:outline-level="1"><text:bookmark text:name="user-content-open-points"/>Open points</text:h>
      <text:p text:style-name="Text_20_body">The authors would like to have an answer to the following points if there is at all an interest in this proposal:</text:p>
      <text:h text:style-name="Heading_20_2" text:outline-level="2"><text:bookmark text:name="user-content-is-there-an-interest-on-the-make-functions"/>Is there an interest on the make functions?</text:h>
      <text:h text:style-name="Heading_20_2" text:outline-level="2"><text:bookmark text:name="user-content-is-there-an-interest-on-the-none-functions"/>Is there an interest on the none functions?</text:h>
      <text:h text:style-name="Heading_20_2" text:outline-level="2"><text:bookmark text:name="user-content-should-the-customization-be-done-with-overloading-or-with-traits"/>Should the customization be done with overloading or with traits?</text:h>
      <text:p text:style-name="Text_20_body">The current proposal uses overloading as customization point. The alternative is to use traits as e.g. the library Hana uses.</text:p>
      <text:p text:style-name="Text_20_body">If overloading is preferred, </text:p>
      <text:list xml:id="list571621469" text:style-name="L3">
        <text:list-item>
          <text:p text:style-name="P7">should the customization function names be suffixed e.g. with <text:span text:style-name="Source_20_Text">_custom</text:span>?</text:p>
        </text:list-item>
        <text:list-item>
          <text:p text:style-name="P7"><text:soft-page-break/>As <text:span text:style-name="Source_20_Text">id</text:span> and <text:span text:style-name="Source_20_Text">type</text:span> do the same, should the <text:span text:style-name="Source_20_Text">type</text:span> be replaced by <text:span text:style-name="Source_20_Text">id</text:span> or the oposite?</text:p>
        </text:list-item>
      </text:list>
      <text:h text:style-name="Heading_20_2" text:outline-level="2"><text:bookmark text:name="user-content-should-the-namespace-meta-be-used-for-the-meta-programming-utilities-apply-and-type"/>Should the namespace <text:span text:style-name="Source_20_Text">meta</text:span> be used for the meta programming utilities <text:span text:style-name="Source_20_Text">apply</text:span> and <text:span text:style-name="Source_20_Text">type</text:span>?</text:h>
      <text:h text:style-name="Heading_20_2" text:outline-level="2"><text:bookmark text:name="user-content-should-the-function-object-factories-be-part-of-the-proposal"/>Should the function object factories be part of the proposal?</text:h>
      <text:p text:style-name="Text_20_body">The function objects <text:span text:style-name="Source_20_Text">maker_tc</text:span>, <text:span text:style-name="Source_20_Text">maker_mfc</text:span> and <text:span text:style-name="Source_20_Text">maker_t</text:span> could be quite useful. </text:p>
      <text:p text:style-name="Text_20_body">What should be the default for <text:span text:style-name="Source_20_Text">maker</text:span>? </text:p>
      <text:h text:style-name="Heading_20_2" text:outline-level="2"><text:bookmark text:name="user-content-should-the-function-factories-make-and-none-be-function-objects"/>Should the function factories <text:span text:style-name="Source_20_Text">make</text:span> and <text:span text:style-name="Source_20_Text">none</text:span> be function objects?</text:h>
      <text:p text:style-name="Text_20_body">N4381 proposes to use function objects as customized points, so that ADL is not involved.</text:p>
      <text:p text:style-name="Text_20_body">This has the advantages to solve the function ans the high order function at once.</text:p>
      <text:p text:style-name="Text_20_body">The same technique is used a lot in other functional libraries as Range, Fit and Pure. </text:p>
      <text:h text:style-name="Heading_20_2" text:outline-level="2"><text:bookmark text:name="user-content-is-there-an-interest-on-the-helper-holder-_t"/>Is there an interest on the helper holder <text:span text:style-name="Source_20_Text">_t</text:span>?</text:h>
      <text:p text:style-name="Text_20_body">While not need absolutely, it helps to define the type constructors.</text:p>
      <text:h text:style-name="Heading_20_2" text:outline-level="2"><text:bookmark text:name="user-content-is-there-an-interest-on-the-helper-meta-functions-id-types-lift-lift_reverse-and-rebind"/>Is there an interest on the helper meta-functions <text:span text:style-name="Source_20_Text">id</text:span>, <text:span text:style-name="Source_20_Text">types</text:span>, <text:span text:style-name="Source_20_Text">lift</text:span>, <text:span text:style-name="Source_20_Text">lift_reverse</text:span> and <text:span text:style-name="Source_20_Text">rebind</text:span>?</text:h>
      <text:p text:style-name="Text_20_body">If yes, should them be part of a separated proposal?</text:p>
      <text:p text:style-name="Text_20_body">There is much more on meta-programming utilities as show on the Meta library.</text:p>
      <text:h text:style-name="Heading_20_2" text:outline-level="2"><text:bookmark text:name="user-content-should-the-customization-of-the-standard-classes-pair-tupleoptional-future-unique_ptr-shared_ptr-be-part-of-this-proposal"/>Should the customization of the standard classes <text:span text:style-name="Source_20_Text">pair</text:span>, <text:span text:style-name="Source_20_Text">tuple</text:span>, <text:span text:style-name="Source_20_Text">optional</text:span>, <text:span text:style-name="Source_20_Text">future</text:span>, <text:span text:style-name="Source_20_Text">unique_ptr</text:span>, <text:span text:style-name="Source_20_Text">shared_ptr</text:span> be part of this proposal?</text:h>
      <text:h text:style-name="Heading_20_1" text:outline-level="1"><text:bookmark text:name="user-content-technical-specification"/>Technical Specification</text:h>
      <text:h text:style-name="Heading_20_2" text:outline-level="2"><text:bookmark text:name="user-content-synopsis"/>Synopsis</text:h>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namespace meta</text:p>
      <text:p text:style-name="Preformatted_20_Text">{</text:p>
      <text:p text:style-name="Preformatted_20_Text"><text:s text:c="2"/>// apply a type constuctor TC to the type parameters Args</text:p>
      <text:p text:style-name="Preformatted_20_Text"><text:s text:c="2"/>template&lt;class TC, class... Args&gt;</text:p>
      <text:p text:style-name="Preformatted_20_Text"><text:soft-page-break/><text:s text:c="4"/>using apply = typename TC::template apply&lt;Args...&gt;;</text:p>
      <text:p text:style-name="Preformatted_20_Text"/>
      <text:p text:style-name="Preformatted_20_Text"><text:s text:c="2"/>// tag type</text:p>
      <text:p text:style-name="Preformatted_20_Text"><text:s text:c="2"/>template &lt;class T&gt;</text:p>
      <text:p text:style-name="Preformatted_20_Text"><text:s text:c="4"/>struct type {};</text:p>
      <text:p text:style-name="Preformatted_20_Text">}</text:p>
      <text:p text:style-name="Preformatted_20_Text"/>
      <text:p text:style-name="Preformatted_20_Text"><text:s text:c="2"/>template &lt;template &lt;class ...&gt; class TC&gt;</text:p>
      <text:p text:style-name="Preformatted_20_Text"><text:s text:c="2"/>constexpr auto none();</text:p>
      <text:p text:style-name="Preformatted_20_Text"/>
      <text:p text:style-name="Preformatted_20_Text"><text:s text:c="2"/>template &lt;class TC&gt;</text:p>
      <text:p text:style-name="Preformatted_20_Text"><text:s text:c="2"/>constexpr auto none();</text:p>
      <text:p text:style-name="Preformatted_20_Text"/>
      <text:p text:style-name="Preformatted_20_Text"><text:s text:c="2"/>// make() overload</text:p>
      <text:p text:style-name="Preformatted_20_Text"><text:s text:c="2"/>template &lt;template &lt;class ...&gt; class M&gt;</text:p>
      <text:p text:style-name="Preformatted_20_Text"><text:s text:c="4"/>M&lt;void&gt; make();</text:p>
      <text:p text:style-name="Preformatted_20_Text"/>
      <text:p text:style-name="Preformatted_20_Text"><text:s text:c="2"/>template &lt;class TC&gt;</text:p>
      <text:p text:style-name="Preformatted_20_Text"><text:s text:c="4"/>meta::apply&lt;TC, void&gt; make();</text:p>
      <text:p text:style-name="Preformatted_20_Text"/>
      <text:p text:style-name="Preformatted_20_Text"><text:s text:c="2"/>// make overload: requires a template class parameter, deduce the underlying type</text:p>
      <text:p text:style-name="Preformatted_20_Text"><text:s text:c="2"/>template &lt;template &lt;class ...&gt; class M, class X&gt;</text:p>
      <text:p text:style-name="Preformatted_20_Text"><text:s text:c="4"/>M&lt;Y&gt; make(X&amp;&amp; x);</text:p>
      <text:p text:style-name="Preformatted_20_Text"/>
      <text:p text:style-name="Preformatted_20_Text"><text:s text:c="4"/>// make overload: requires a type constructor, deduce the underlying type</text:p>
      <text:p text:style-name="Preformatted_20_Text"><text:s text:c="2"/>template &lt;class TC, class X&gt;</text:p>
      <text:p text:style-name="Preformatted_20_Text"><text:s text:c="4"/>meta::apply&lt;TC, Y&gt; make(X&amp;&amp; x);</text:p>
      <text:p text:style-name="Preformatted_20_Text"/>
      <text:p text:style-name="Preformatted_20_Text"><text:s text:c="2"/>// make overload: requires a type with a specific underlying type, </text:p>
      <text:p text:style-name="Preformatted_20_Text"><text:s text:c="2"/>// don't deduce the underlying type from X</text:p>
      <text:p text:style-name="Preformatted_20_Text"><text:s text:c="2"/>template &lt;class M, class X&gt;</text:p>
      <text:p text:style-name="Preformatted_20_Text"><text:s text:c="4"/>M make(X&amp;&amp; x);</text:p>
      <text:p text:style-name="Preformatted_20_Text"/>
      <text:p text:style-name="Preformatted_20_Text"><text:s text:c="2"/>// make emplace overload: requires a type with a specific underlying type, </text:p>
      <text:p text:style-name="Preformatted_20_Text"><text:s text:c="2"/>// don't deduce the underlying type from Args</text:p>
      <text:p text:style-name="Preformatted_20_Text"><text:s text:c="2"/>template &lt;class M, class ...Args&gt;</text:p>
      <text:p text:style-name="Preformatted_20_Text"><text:s text:c="4"/>M make(Args&amp;&amp; ...args);</text:p>
      <text:p text:style-name="Preformatted_20_Text"/>
      <text:p text:style-name="Preformatted_20_Text">namespace meta</text:p>
      <text:p text:style-name="Preformatted_20_Text">{</text:p>
      <text:p text:style-name="Preformatted_20_Text"><text:s text:c="2"/>// default customization point for TC&lt;void&gt; default constructor</text:p>
      <text:p text:style-name="Preformatted_20_Text"><text:s text:c="2"/>template &lt;class M&gt;</text:p>
      <text:p text:style-name="Preformatted_20_Text"><text:s text:c="4"/>M make_custom(meta::type&lt;M&gt;);</text:p>
      <text:p text:style-name="Preformatted_20_Text"/>
      <text:p text:style-name="Preformatted_20_Text"><text:s text:c="2"/>// default customization point for constructor from Xs</text:p>
      <text:p text:style-name="Preformatted_20_Text"><text:s text:c="2"/>template &lt;class M, class ...Xs&gt;</text:p>
      <text:p text:style-name="Preformatted_20_Text"><text:s text:c="4"/>M make_custom(meta::type&lt;M&gt;, Xs&amp;&amp; xs);</text:p>
      <text:p text:style-name="Preformatted_20_Text"/>
      <text:p text:style-name="Preformatted_20_Text">} <text:s/></text:p>
      <text:p text:style-name="Preformatted_20_Text">}</text:p>
      <text:p text:style-name="Preformatted_20_Text">}</text:p>
      <text:p text:style-name="P2">}</text:p>
      <text:h text:style-name="Heading_20_2" text:outline-level="2"><text:bookmark text:name="user-content-template-function-make"/>Template function <text:span text:style-name="Source_20_Text">make</text:span> </text:h>
      <text:h text:style-name="Heading_20_3" text:outline-level="3"><text:bookmark text:name="user-content-template--void"/>template + void</text:h>
      <text:p text:style-name="Preformatted_20_Text"><text:s text:c="2"/>template &lt;template &lt;class ...&gt; class M&gt;</text:p>
      <text:p text:style-name="P2"><text:s text:c="2"/>M&lt;void&gt; make();</text:p>
      <text:p text:style-name="Text_20_body"><text:soft-page-break/><text:span text:style-name="Emphasis">Effects:</text:span> Forwards to the customization point <text:span text:style-name="Source_20_Text">make</text:span> with a template constructor <text:span text:style-name="Source_20_Text">type&lt;M&lt;void&gt;&gt;</text:span>. As if</text:p>
      <text:p text:style-name="P2"><text:s text:c="4"/>return make(meta::type&lt;M&lt;void&gt;&gt;{});</text:p>
      <text:h text:style-name="Heading_20_3" text:outline-level="3"><text:bookmark text:name="user-content-template--deduced-underlying-type"/>template + deduced underlying type</text:h>
      <text:p text:style-name="Preformatted_20_Text">template &lt;template &lt;class ...&gt; class M, class T&gt;</text:p>
      <text:p text:style-name="P2"><text:s text:c="2"/>M&lt;V&gt; make(T&amp;&amp; x);</text:p>
      <text:p text:style-name="Text_20_body">where <text:span text:style-name="Source_20_Text">V</text:span> is determined as follows: Let <text:span text:style-name="Source_20_Text">U</text:span> be <text:span text:style-name="Source_20_Text">decay_t&lt;T&gt;</text:span>. Then <text:span text:style-name="Source_20_Text">V</text:span> is <text:span text:style-name="Source_20_Text">X&amp;</text:span> if <text:span text:style-name="Source_20_Text">U</text:span> equals <text:span text:style-name="Source_20_Text">reference_wrapper&lt;X&gt;</text:span>, otherwise <text:span text:style-name="Source_20_Text">V</text:span> is <text:span text:style-name="Source_20_Text">U</text:span>.</text:p>
      <text:p text:style-name="Text_20_body"><text:span text:style-name="Emphasis">Effects:</text:span> Forwards to the customization point <text:span text:style-name="Source_20_Text">make</text:span> with a template constructor <text:span text:style-name="Source_20_Text">meta::type&lt;M&lt;V&gt;&gt;</text:span>. As if</text:p>
      <text:p text:style-name="P2"><text:s text:c="4"/>return make(meta::type&lt;M&lt;V&gt;&gt;{}, std::forward&lt;T&gt;(x));</text:p>
      <text:h text:style-name="Heading_20_3" text:outline-level="3"><text:bookmark text:name="user-content-type-constructor--deduced-underlying-type"/>type constructor + deduced underlying type</text:h>
      <text:p text:style-name="Preformatted_20_Text"><text:s text:c="2"/>template &lt;class TC, class T&gt;</text:p>
      <text:p text:style-name="P2"><text:s text:c="4"/>meta::apply&lt;TC, V&gt; make(T&amp;&amp; x);</text:p>
      <text:p text:style-name="Text_20_body">where <text:span text:style-name="Source_20_Text">V</text:span> is determined as follows: Let <text:span text:style-name="Source_20_Text">U</text:span> be <text:span text:style-name="Source_20_Text">decay_t&lt;T&gt;</text:span>. Then <text:span text:style-name="Source_20_Text">V</text:span> is <text:span text:style-name="Source_20_Text">X&amp;</text:span> if <text:span text:style-name="Source_20_Text">U</text:span> equals <text:span text:style-name="Source_20_Text">reference_wrapper&lt;X&gt;</text:span>, otherwise <text:span text:style-name="Source_20_Text">V</text:span> is <text:span text:style-name="Source_20_Text">U</text:span>.</text:p>
      <text:p text:style-name="Text_20_body"><text:span text:style-name="Emphasis">Requires:</text:span> <text:span text:style-name="Source_20_Text">TC</text:span> is a type constructor.</text:p>
      <text:p text:style-name="Text_20_body"><text:span text:style-name="Emphasis">Effects:</text:span> Forwards to the customization point <text:span text:style-name="Source_20_Text">make</text:span> with a template constructor <text:span text:style-name="Source_20_Text">meta::type&lt;meta::apply&lt;TC, V&gt;&gt;</text:span>. As if</text:p>
      <text:p text:style-name="P2"><text:s text:c="4"/>return make(meta::type&lt;meta::apply&lt;TC, V&gt;&gt;{}, std::forward&lt;T&gt;(x));</text:p>
      <text:h text:style-name="Heading_20_3" text:outline-level="3"><text:bookmark text:name="user-content-type--non-deduced-underlying-type"/>type + non deduced underlying type</text:h>
      <text:p text:style-name="Preformatted_20_Text">template &lt;class M, class X&gt;</text:p>
      <text:p text:style-name="P2"><text:s text:c="2"/>M make(X&amp;&amp; x);</text:p>
      <text:p text:style-name="Text_20_body"><text:span text:style-name="Emphasis">Requires:</text:span> <text:span text:style-name="Source_20_Text">M</text:span> is not a type constructor and the underlying type of <text:span text:style-name="Source_20_Text">M</text:span> is convertible from <text:span text:style-name="Source_20_Text">X</text:span>.</text:p>
      <text:p text:style-name="Text_20_body"><text:span text:style-name="Emphasis">Effects:</text:span> Forwards to the customization point <text:span text:style-name="Source_20_Text">make</text:span> with a template constructor <text:span text:style-name="Source_20_Text">meta::type&lt;M&gt;</text:span>. As if</text:p>
      <text:p text:style-name="P2"><text:s text:c="4"/>return meta::make(meta::type&lt;M&gt;{}, std::forward&lt;X&gt;(x));</text:p>
      <text:h text:style-name="Heading_20_3" text:outline-level="3"><text:bookmark text:name="user-content-type--emplace-args"/>type + emplace args</text:h>
      <text:p text:style-name="Preformatted_20_Text">template &lt;class M, class ...Args&gt;</text:p>
      <text:p text:style-name="P2"><text:s text:c="2"/>M make(Args&amp;&amp; ...args);</text:p>
      <text:p text:style-name="Text_20_body"><text:span text:style-name="Emphasis">Effects:</text:span> Forwards to the customization point <text:span text:style-name="Source_20_Text">make</text:span> with a type constructor <text:span text:style-name="Source_20_Text">meta::type&lt;M&gt;</text:span> and <text:span text:style-name="Source_20_Text">in_place_t</text:span>. As if</text:p>
      <text:p text:style-name="P2"><text:s text:c="4"/>return make(meta::type&lt;M&gt;{}, std::forward&lt;Args&gt;(args)...);</text:p>
      <text:h text:style-name="Heading_20_3" text:outline-level="3"><text:bookmark text:name="user-content-template-function-make_custom---default-constructor-customization-point-for-void"/><text:soft-page-break/>Template function <text:span text:style-name="Source_20_Text">make_custom</text:span> - default constructor customization point for void</text:h>
      <text:p text:style-name="Preformatted_20_Text"><text:s text:c="2"/>template &lt;class M&gt;</text:p>
      <text:p text:style-name="P2"><text:s text:c="2"/>M make_custom(meta::type&lt;M&gt;)</text:p>
      <text:p text:style-name="Text_20_body"><text:span text:style-name="Emphasis">Returns:</text:span> A <text:span text:style-name="Source_20_Text">M</text:span> constructed using the constructor <text:span text:style-name="Source_20_Text">M()</text:span></text:p>
      <text:p text:style-name="Text_20_body"><text:span text:style-name="Emphasis">Throws:</text:span> Any exception thrown by the constructor.</text:p>
      <text:h text:style-name="Heading_20_3" text:outline-level="3"><text:bookmark text:name="user-content-copy-constructor-customization-point"/>copy constructor customization point</text:h>
      <text:p text:style-name="Preformatted_20_Text">template &lt;class M, class ...Xs&gt;</text:p>
      <text:p text:style-name="P2"><text:s text:c="2"/>M make_custom(meta::type&lt;M&gt;, Xs&amp;&amp; xs);</text:p>
      <text:p text:style-name="Text_20_body"><text:span text:style-name="Emphasis">Returns:</text:span> A <text:span text:style-name="Source_20_Text">M</text:span> constructed using the constructor <text:span text:style-name="Source_20_Text">M(std::forward&lt;Xs&gt;(xs)...)</text:span></text:p>
      <text:p text:style-name="Text_20_body"><text:span text:style-name="Emphasis">Throws:</text:span> Any exception thrown by the constructor.</text:p>
      <text:h text:style-name="Heading_20_1" text:outline-level="1"><text:bookmark text:name="user-content-example-of-customizations"/>Example of customizations</text:h>
      <text:p text:style-name="Text_20_body">Next follows some examples of customizations that could be included in the standard</text:p>
      <text:h text:style-name="Heading_20_2" text:outline-level="2"><text:bookmark text:name="user-content-optional"/><text:span text:style-name="Source_20_Text">optional</text:span> </text:h>
      <text:p text:style-name="Preformatted_20_Text">namespace std {</text:p>
      <text:p text:style-name="Preformatted_20_Text">namespace experimental {</text:p>
      <text:p text:style-name="Preformatted_20_Text"/>
      <text:p text:style-name="Preformatted_20_Text"><text:s text:c="2"/>// Holder specialization</text:p>
      <text:p text:style-name="Preformatted_20_Text"><text:s text:c="2"/>template &lt;&gt;</text:p>
      <text:p text:style-name="Preformatted_20_Text"><text:s text:c="2"/>struct optional&lt;_t&gt;;</text:p>
      <text:p text:style-name="Preformatted_20_Text"/>
      <text:p text:style-name="Preformatted_20_Text">}</text:p>
      <text:p text:style-name="P2">}</text:p>
      <text:h text:style-name="Heading_20_2" text:outline-level="2"><text:bookmark text:name="user-content-expected"/><text:span text:style-name="Source_20_Text">expected</text:span> </text:h>
      <text:p text:style-name="Preformatted_20_Text">namespace std {</text:p>
      <text:p text:style-name="Preformatted_20_Text">namespace experimental {</text:p>
      <text:p text:style-name="Preformatted_20_Text"/>
      <text:p text:style-name="Preformatted_20_Text"><text:s text:c="2"/>// Holder specialization</text:p>
      <text:p text:style-name="Preformatted_20_Text"><text:s text:c="2"/>template &lt;class E&gt;</text:p>
      <text:p text:style-name="Preformatted_20_Text"><text:s text:c="2"/>struct expected&lt;_t, E&gt;;</text:p>
      <text:p text:style-name="Preformatted_20_Text">}</text:p>
      <text:p text:style-name="P2">}</text:p>
      <text:h text:style-name="Heading_20_2" text:outline-level="2"><text:bookmark text:name="user-content-futureshared_future"/><text:span text:style-name="Source_20_Text">future</text:span>/<text:span text:style-name="Source_20_Text">shared_future</text:span> </text:h>
      <text:p text:style-name="Preformatted_20_Text">namespace std {</text:p>
      <text:p text:style-name="Preformatted_20_Text"/>
      <text:p text:style-name="Preformatted_20_Text"><text:s text:c="2"/>// customization point for template </text:p>
      <text:p text:style-name="Preformatted_20_Text"><text:s text:c="2"/>// (needed because std::experimental::future doesn't has a default constructor)</text:p>
      <text:p text:style-name="Preformatted_20_Text"><text:s text:c="2"/>future&lt;void&gt; make_custom(experimental::meta::type&lt;future&lt;void&gt;&gt;);</text:p>
      <text:p text:style-name="Preformatted_20_Text"/>
      <text:p text:style-name="Preformatted_20_Text"><text:s text:c="2"/>// customization point for template</text:p>
      <text:p text:style-name="Preformatted_20_Text"><text:soft-page-break/><text:s text:c="2"/>// (needed because std::experimental::future doesn't has a conversion constructor)</text:p>
      <text:p text:style-name="Preformatted_20_Text"><text:s text:c="2"/>template &lt;class DX, class X&gt;</text:p>
      <text:p text:style-name="Preformatted_20_Text"><text:s text:c="4"/>future&lt;DX&gt; make_custom(experimental::meta::type&lt;future&lt;DX&gt;&gt;, X&amp;&amp; x);</text:p>
      <text:p text:style-name="Preformatted_20_Text"/>
      <text:p text:style-name="Preformatted_20_Text"><text:s text:c="2"/>// customization point for template </text:p>
      <text:p text:style-name="Preformatted_20_Text"><text:s text:c="2"/>// (needed because std::experimental::future doesn't uses experimental::in_place_t)</text:p>
      <text:p text:style-name="Preformatted_20_Text"><text:s text:c="2"/>template &lt;class X, class ...Args&gt;</text:p>
      <text:p text:style-name="Preformatted_20_Text"><text:s text:c="4"/>future&lt;X&gt; make_custom(experimental::meta::type&lt;future&lt;X&gt;&gt;, experimental::in_place_t, Args&amp;&amp; ...args);</text:p>
      <text:p text:style-name="Preformatted_20_Text"/>
      <text:p text:style-name="Preformatted_20_Text"/>
      <text:p text:style-name="Preformatted_20_Text"><text:s text:c="2"/>// customization point for template </text:p>
      <text:p text:style-name="Preformatted_20_Text"><text:s text:c="2"/>// (needed because std::experimental::shared_future doesn't has a default constructor)</text:p>
      <text:p text:style-name="Preformatted_20_Text"><text:s text:c="2"/>shared_future&lt;void&gt; make_custom(experimental::meta::type&lt;shared_future&lt;void&gt;&gt;);</text:p>
      <text:p text:style-name="Preformatted_20_Text"/>
      <text:p text:style-name="Preformatted_20_Text"><text:s text:c="2"/>// customization point for template </text:p>
      <text:p text:style-name="Preformatted_20_Text"><text:s text:c="2"/>// (needed because std::experimental::shared_future&lt;X&gt; doesn't has a constructor from X)</text:p>
      <text:p text:style-name="Preformatted_20_Text"><text:s text:c="2"/>template &lt;class DX, class X&gt;</text:p>
      <text:p text:style-name="Preformatted_20_Text"><text:s text:c="4"/>shared_future&lt;DX&gt; make_custom(experimental::meta::type&lt;shared_future&lt;DX&gt;&gt;, X&amp;&amp; x);</text:p>
      <text:p text:style-name="Preformatted_20_Text"/>
      <text:p text:style-name="Preformatted_20_Text"><text:s text:c="2"/>// customization point for template </text:p>
      <text:p text:style-name="Preformatted_20_Text"><text:s text:c="2"/>// (needed because std::experimental::shared_future doesn't use experimental::in_place_t)</text:p>
      <text:p text:style-name="Preformatted_20_Text"><text:s text:c="2"/>template &lt;class X, class ...Args&gt;</text:p>
      <text:p text:style-name="Preformatted_20_Text"><text:s text:c="4"/>shared_future&lt;X&gt; make_custom(experimental::meta::type&lt;shared_future&lt;X&gt;&gt;, experimental::in_place_t, Args&amp;&amp; ...args);</text:p>
      <text:p text:style-name="Preformatted_20_Text"/>
      <text:p text:style-name="Preformatted_20_Text"><text:s text:c="2"/>// Holder specializations</text:p>
      <text:p text:style-name="Preformatted_20_Text"><text:s text:c="2"/>template &lt;&gt;</text:p>
      <text:p text:style-name="Preformatted_20_Text"><text:s text:c="4"/>struct future&lt;experimental::_t&gt;;</text:p>
      <text:p text:style-name="Preformatted_20_Text"><text:s text:c="2"/>template &lt;&gt;</text:p>
      <text:p text:style-name="Preformatted_20_Text"><text:s text:c="4"/>struct future&lt;experimental::_t&amp;&gt;;</text:p>
      <text:p text:style-name="Preformatted_20_Text"><text:s text:c="2"/>template &lt;&gt;</text:p>
      <text:p text:style-name="Preformatted_20_Text"><text:s text:c="4"/>struct shared_future&lt;experimental::_t&gt;;</text:p>
      <text:p text:style-name="Preformatted_20_Text"><text:s text:c="2"/>template &lt;&gt;</text:p>
      <text:p text:style-name="Preformatted_20_Text"><text:s text:c="4"/>struct shared_future&lt;experimental::_t&amp;&gt;; <text:s text:c="2"/></text:p>
      <text:p text:style-name="P2">}</text:p>
      <text:h text:style-name="Heading_20_2" text:outline-level="2"><text:bookmark text:name="user-content-unique_ptr"/><text:span text:style-name="Source_20_Text">unique_ptr</text:span> </text:h>
      <text:p text:style-name="Preformatted_20_Text">namespace std {</text:p>
      <text:p text:style-name="Preformatted_20_Text"/>
      <text:p text:style-name="Preformatted_20_Text"><text:s text:c="2"/>// customization point for template </text:p>
      <text:p text:style-name="Preformatted_20_Text"><text:s text:c="2"/>// (needed because std::unique_ptr doesn't has a conversion constructor)</text:p>
      <text:p text:style-name="Preformatted_20_Text"><text:s text:c="2"/>template &lt;class DX, class ...Xs&gt;</text:p>
      <text:p text:style-name="Preformatted_20_Text"><text:s text:c="4"/>unique_ptr&lt;DX&gt; make_custom(experimental::meta::type&lt;unique_ptr&lt;DX&gt;&gt;, Xs&amp;&amp; xs);</text:p>
      <text:p text:style-name="Preformatted_20_Text"/>
      <text:p text:style-name="Preformatted_20_Text"><text:s text:c="2"/>// Holder customization</text:p>
      <text:p text:style-name="Preformatted_20_Text"><text:s text:c="2"/>template &lt;class D&gt;</text:p>
      <text:p text:style-name="Preformatted_20_Text"><text:s text:c="2"/>struct unique_ptr&lt;experimental::_t, D&gt;;</text:p>
      <text:p text:style-name="Preformatted_20_Text"/>
      <text:p text:style-name="Preformatted_20_Text"><text:s text:c="2"/>template &lt;&gt;</text:p>
      <text:p text:style-name="Preformatted_20_Text"><text:s text:c="2"/>struct default_delete&lt;experimental::_t&gt;;</text:p>
      <text:p text:style-name="Preformatted_20_Text"/>
      <text:p text:style-name="P2">}</text:p>
      <text:h text:style-name="Heading_20_2" text:outline-level="2"><text:bookmark text:name="user-content-shared_ptr"/><text:soft-page-break/><text:span text:style-name="Source_20_Text">shared_ptr</text:span> </text:h>
      <text:p text:style-name="Preformatted_20_Text">namespace std {</text:p>
      <text:p text:style-name="Preformatted_20_Text"/>
      <text:p text:style-name="Preformatted_20_Text"><text:s text:c="2"/>// customization point for template </text:p>
      <text:p text:style-name="Preformatted_20_Text"><text:s text:c="2"/>// (needed because std::shared_ptr doesn't has a conversion constructor)</text:p>
      <text:p text:style-name="Preformatted_20_Text"><text:s text:c="2"/>template &lt;class DX, class ...Xs&gt;</text:p>
      <text:p text:style-name="Preformatted_20_Text"><text:s text:c="2"/>shared_ptr&lt;DX&gt; make_custom(experimental::meta::type&lt;shared_ptr&lt;DX&gt;&gt;, Xs&amp;&amp; xs);</text:p>
      <text:p text:style-name="Preformatted_20_Text"/>
      <text:p text:style-name="Preformatted_20_Text"><text:s text:c="2"/>// Holder customization</text:p>
      <text:p text:style-name="Preformatted_20_Text"><text:s text:c="2"/>template &lt;&gt;</text:p>
      <text:p text:style-name="Preformatted_20_Text"><text:s text:c="2"/>struct shared_ptr&lt;experimental::_t&gt;;</text:p>
      <text:p text:style-name="Preformatted_20_Text"/>
      <text:p text:style-name="P2">}</text:p>
      <text:h text:style-name="Heading_20_2" text:outline-level="2"><text:bookmark text:name="user-content-implementation"/>Implementation</text:h>
      <text:p text:style-name="Text_20_body">There is an implementation at <text:a xlink:type="simple" xlink:href="https://github.com/viboes/std-make">https://github.com/viboes/std-make</text:a>.</text:p>
      <text:h text:style-name="Heading_20_1" text:outline-level="1"><text:bookmark text:name="user-content-acknowledgements"/>Acknowledgements</text:h>
      <text:p text:style-name="Text_20_body">Many thanks to Agustín K-ballo Bergé from which I learn the trick to implement the different overloads. Scott Pager helped me to identify a minimal proposal, making optional the helper classes and of course the addition high order functional factory and the missing reference_wrapper overload.</text:p>
      <text:p text:style-name="Text_20_body">Thanks to Mike Spertus for its N4471 proposal that would even help to avoid the factories in the common cases. </text:p>
      <text:h text:style-name="Heading_20_1" text:outline-level="1"><text:bookmark text:name="user-content-references"/>References</text:h>
      <text:list xml:id="list1222985113" text:style-name="L4">
        <text:list-item>
          <text:p text:style-name="P8">N4471 - Template parameter deduction for constructors (Rev. 2) <text:a xlink:type="simple" xlink:href="http://open-std.org/JTC1/SC22/WG21/docs/papers/2015/n4471.html">http://open-std.org/JTC1/SC22/WG21/docs/papers/2015/n4471.html</text:a></text:p>
        </text:list-item>
        <text:list-item>
          <text:p text:style-name="P8">N4381 - Suggested Design for Customization Points <text:a xlink:type="simple" xlink:href="http://open-std.org/JTC1/SC22/WG21/docs/papers/2015/n4381.html">http://open-std.org/JTC1/SC22/WG21/docs/papers/2015/n4381.html</text:a></text:p>
        </text:list-item>
        <text:list-item>
          <text:p text:style-name="P8">N4480 - Programming Languages — C++ Extensions for Library Fundamentals <text:a xlink:type="simple" xlink:href="http://open-std.org/JTC1/SC22/WG21/docs/papers/2015/n4480.html">http://open-std.org/JTC1/SC22/WG21/docs/papers/2015/n4480.html</text:a></text:p>
        </text:list-item>
        <text:list-item>
          <text:p text:style-name="P8">N4015 - A proposal to add a utility class to represent expected monad <text:a xlink:type="simple" xlink:href="http://www.open-std.org/JTC1/SC22/WG21/docs/papers/2014/n4015.pdf">http://www.open-std.org/JTC1/SC22/WG21/docs/papers/2014/n4015.pdf</text:a></text:p>
        </text:list-item>
        <text:list-item>
          <text:p text:style-name="P8">Range-V3 <text:a xlink:type="simple" xlink:href="https://github.com/ericniebler/range-v3">https://github.com/ericniebler/range-v3</text:a></text:p>
        </text:list-item>
        <text:list-item>
          <text:p text:style-name="P8">Meta <text:a xlink:type="simple" xlink:href="https://github.com/ericniebler/meta">https://github.com/ericniebler/meta</text:a></text:p>
        </text:list-item>
        <text:list-item>
          <text:p text:style-name="P8">Hana <text:a xlink:type="simple" xlink:href="https://github.com/ldionne/hana">https://github.com/ldionne/hana</text:a></text:p>
        </text:list-item>
        <text:list-item>
          <text:p text:style-name="P8">Pure <text:a xlink:type="simple" xlink:href="https://github.com/splinterofchaos/Pure">https://github.com/splinterofchaos/Pure</text:a></text:p>
        </text:list-item>
        <text:list-item>
          <text:p text:style-name="P8">Fit <text:a xlink:type="simple" xlink:href="https://github.com/pfultz2/Fit">https://github.com/pfultz2/Fit</text:a></text:p>
        </text:list-item>
      </text:list>
      <text:h text:style-name="Heading_20_1" text:outline-level="1"><text:bookmark text:name="user-content-appendix---non-mandatory-helper-classes"/>Appendix - Non Mandatory Helper Classes</text:h>
      <text:p text:style-name="Text_20_body">In the original proposal there were some helper classes as <text:span text:style-name="Source_20_Text">lift</text:span>, <text:span text:style-name="Source_20_Text">reverse_lift</text:span>, <text:span text:style-name="Source_20_Text">_t</text:span> and <text:span text:style-name="Source_20_Text">id</text:span> that <text:soft-page-break/>are not mandatory for this proposal. If the committee has interest, a specific proposal can be written. </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text:s text:c="2"/>// type holder</text:p>
      <text:p text:style-name="Preformatted_20_Text"><text:s text:c="2"/>struct _t {};</text:p>
      <text:p text:style-name="Preformatted_20_Text"/>
      <text:p text:style-name="Preformatted_20_Text">namespace meta</text:p>
      <text:p text:style-name="Preformatted_20_Text">{</text:p>
      <text:p text:style-name="Preformatted_20_Text"><text:s text:c="2"/>// identity meta-function</text:p>
      <text:p text:style-name="Preformatted_20_Text"><text:s text:c="2"/>template&lt;class T&gt;</text:p>
      <text:p text:style-name="Preformatted_20_Text"><text:s text:c="4"/>struct id</text:p>
      <text:p text:style-name="Preformatted_20_Text"><text:s text:c="4"/>{</text:p>
      <text:p text:style-name="Preformatted_20_Text"><text:s text:c="6"/>using type = T;</text:p>
      <text:p text:style-name="Preformatted_20_Text"><text:s text:c="4"/>};</text:p>
      <text:p text:style-name="Preformatted_20_Text"/>
      <text:p text:style-name="Preformatted_20_Text"><text:s text:c="2"/>// lift a class template to a type constructor</text:p>
      <text:p text:style-name="Preformatted_20_Text"><text:s text:c="2"/>template &lt;template &lt;class ...&gt; class TC, class... Args&gt;</text:p>
      <text:p text:style-name="Preformatted_20_Text"><text:s text:c="4"/>struct lift;</text:p>
      <text:p text:style-name="Preformatted_20_Text"/>
      <text:p text:style-name="Preformatted_20_Text"><text:s text:c="2"/>// reverse lift a class template to a type constructor</text:p>
      <text:p text:style-name="Preformatted_20_Text"><text:s text:c="2"/>template &lt;template &lt;class ...&gt; class TC, class... Args&gt;</text:p>
      <text:p text:style-name="Preformatted_20_Text"><text:s text:c="4"/>struct reverse_lift;</text:p>
      <text:p text:style-name="Preformatted_20_Text"/>
      <text:p text:style-name="Preformatted_20_Text"><text:s text:c="2"/>template &lt;class M, class ...U&gt;</text:p>
      <text:p text:style-name="Preformatted_20_Text"><text:s text:c="2"/>struct rebind : id&lt;typename M::template rebind&lt;U...&gt;&gt; {};</text:p>
      <text:p text:style-name="Preformatted_20_Text"/>
      <text:p text:style-name="Preformatted_20_Text"><text:s text:c="2"/>template &lt;template&lt;class ...&gt; class TC, class ...Ts, class ...Us&gt;</text:p>
      <text:p text:style-name="Preformatted_20_Text"><text:s text:c="2"/>struct rebind&lt;TC&lt;Ts...&gt;, Us...&gt; : id&lt;TC&lt;Us...&gt;&gt; {};</text:p>
      <text:p text:style-name="Preformatted_20_Text"/>
      <text:p text:style-name="Preformatted_20_Text"><text:s text:c="2"/>template &lt;class M, class ...Us&gt;</text:p>
      <text:p text:style-name="Preformatted_20_Text"><text:s text:c="2"/>using rebind_t = typename rebind&lt;M, Us...&gt;::type;</text:p>
      <text:p text:style-name="Preformatted_20_Text"/>
      <text:p text:style-name="P2">}}}}</text:p>
      <text:h text:style-name="Heading_20_1" text:outline-level="1"><text:bookmark text:name="user-content-history"/>History</text:h>
      <text:h text:style-name="Heading_20_2" text:outline-level="2"><text:bookmark text:name="user-content-v01-creation"/>v0.1 Creation</text:h>
      <text:h text:style-name="Heading_20_2" text:outline-level="2"><text:bookmark text:name="user-content-v02-take-in-account-comments-from-the-ml"/>v0.2 Take in account comments from the ML</text:h>
      <text:list xml:id="list820117415" text:style-name="L5">
        <text:list-item>
          <text:p text:style-name="P13">Moved <text:span text:style-name="Source_20_Text">apply</text:span> and <text:span text:style-name="Source_20_Text">type</text:span> to <text:span text:style-name="Source_20_Text">meta</text:span> namespace. </text:p>
        </text:list-item>
        <text:list-item>
          <text:p text:style-name="P13">Added <text:span text:style-name="Source_20_Text">constexpr</text:span>. </text:p>
        </text:list-item>
        <text:list-item>
          <text:p text:style-name="P13">Added product type factory overload <text:span text:style-name="Source_20_Text">make</text:span> to support <text:span text:style-name="Source_20_Text">pair/tuple</text:span> types. </text:p>
        </text:list-item>
        <text:list-item>
          <text:p text:style-name="P13">Fix the signature of <text:span text:style-name="Source_20_Text">make</text:span> to support <text:span text:style-name="Source_20_Text">reference_wrapper</text:span> types. </text:p>
        </text:list-item>
        <text:list-item>
          <text:p text:style-name="P13">Added factory function object <text:span text:style-name="Source_20_Text">maker</text:span>. </text:p>
        </text:list-item>
        <text:list-item>
          <text:p text:style-name="P13">Added <text:span text:style-name="Source_20_Text">none</text:span> factory. </text:p>
        </text:list-item>
        <text:list-item>
          <text:p text:style-name="P13">Removed the emplace <text:span text:style-name="Source_20_Text">make</text:span> factory specialization. </text:p>
        </text:list-item>
        <text:list-item>
          <text:p text:style-name="P13">Remove <text:span text:style-name="Source_20_Text">type_constructor</text:span> as out of the scope of the proposal. It was used by <text:span text:style-name="Source_20_Text">unique_ptr&lt;_t, D&gt;</text:span> specialization, but this can be seen as an implementation detail. </text:p>
        </text:list-item>
        <text:list-item>
          <text:p text:style-name="P13">Remove <text:span text:style-name="Source_20_Text">type_constructor_tag</text:span> as this was an implementation detail. </text:p>
        </text:list-item>
        <text:list-item>
          <text:p text:style-name="P13">Refactored <text:span text:style-name="Source_20_Text">rebind</text:span>. </text:p>
        </text:list-item>
        <text:list-item>
          <text:p text:style-name="P9"><text:soft-page-break/>Moved <text:span text:style-name="Source_20_Text">rebind</text:span>, <text:span text:style-name="Source_20_Text">lift</text:span>, <text:span text:style-name="Source_20_Text">reverse_lift</text:span>, <text:span text:style-name="Source_20_Text">_t</text:span> and <text:span text:style-name="Source_20_Text">id</text:span> to appendix Non Mandatory Helper Classes and to to <text:span text:style-name="Source_20_Text">meta</text:span> namespace. </text:p>
        </text:list-item>
      </text:list>
      <text:h text:style-name="Heading_20_2" text:outline-level="2"><text:bookmark text:name="user-content-v03-take-in-account-comments-from-the-ml"/>v0.3 Take in account comments from the ML</text:h>
      <text:list xml:id="list838656120" text:style-name="L6">
        <text:list-item>
          <text:p text:style-name="P14">Fix some product type and emplace factories issues. </text:p>
        </text:list-item>
        <text:list-item>
          <text:p text:style-name="P14">Rename customization point <text:span text:style-name="Source_20_Text">make</text:span> to <text:span text:style-name="Source_20_Text">make_custom</text:span>. </text:p>
        </text:list-item>
        <text:list-item>
          <text:p text:style-name="P10">Reference N4471 as this proposal would simplify most of this proposal.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05-09T11:43:27</dc:date>
    <dc:creator>Vicente Botet Escriba</dc:creator>
    <meta:editing-duration>PT26M23S</meta:editing-duration>
    <meta:editing-cycles>9</meta:editing-cycles>
    <meta:generator>OpenOffice.org/3.3$Unix OpenOffice.org_project/330m20$Build-9567</meta:generator>
    <meta:document-statistic meta:table-count="1" meta:image-count="0" meta:object-count="0" meta:page-count="16" meta:paragraph-count="567" meta:word-count="3114" meta:character-count="22017"/>
  </office:meta>
</office:document-meta>
</file>